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DejaVu LGC Sans" style:font-name-complex="DejaVu LGC Sans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office:value-type="string">
            <text:p>ALLELE</text:p>
          </table:table-cell>
          <table:table-cell office:value-type="string">
            <text:p>D8S1179</text:p>
          </table:table-cell>
          <table:table-cell office:value-type="string">
            <text:p>D21S11</text:p>
          </table:table-cell>
          <table:table-cell office:value-type="string">
            <text:p>D7S820</text:p>
          </table:table-cell>
          <table:table-cell office:value-type="string">
            <text:p>CSF1PO</text:p>
          </table:table-cell>
          <table:table-cell office:value-type="string">
            <text:p>D3S1358</text:p>
          </table:table-cell>
          <table:table-cell office:value-type="string">
            <text:p>THO1</text:p>
          </table:table-cell>
          <table:table-cell office:value-type="string">
            <text:p>D13S317</text:p>
          </table:table-cell>
          <table:table-cell office:value-type="string">
            <text:p>D16S539</text:p>
          </table:table-cell>
          <table:table-cell office:value-type="string">
            <text:p>D2S1338</text:p>
          </table:table-cell>
          <table:table-cell office:value-type="string">
            <text:p>D19S433</text:p>
          </table:table-cell>
          <table:table-cell office:value-type="string">
            <text:p>vWA</text:p>
          </table:table-cell>
          <table:table-cell office:value-type="string">
            <text:p>TPOX</text:p>
          </table:table-cell>
          <table:table-cell office:value-type="string">
            <text:p>D18S51</text:p>
          </table:table-cell>
          <table:table-cell office:value-type="string">
            <text:p>AMEL</text:p>
          </table:table-cell>
          <table:table-cell office:value-type="string">
            <text:p>D5S818</text:p>
          </table:table-cell>
          <table:table-cell office:value-type="string">
            <text:p>FGA</text:p>
          </table:table-cell>
          <table:table-cell office:value-type="string">
            <text:p>Penta D</text:p>
          </table:table-cell>
          <table:table-cell office:value-type="string">
            <text:p>Penta E</text:p>
          </table:table-cell>
          <table:table-cell table:number-columns-repeated="1002"/>
        </table:table-row>
        <table:table-row table:style-name="ro1">
          <table:table-cell office:value-type="string">
            <text:p>Testprof</text:p>
          </table:table-cell>
          <table:table-cell office:value-type="string">
            <text:p>F1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18" office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prof</text:p>
          </table:table-cell>
          <table:table-cell office:value-type="string">
            <text:p>F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table:number-columns-repeated="2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18" office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prof</text:p>
          </table:table-cell>
          <table:table-cell office:value-type="string">
            <text:p>F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table:number-columns-repeated="2" office:value-type="float" office:value="10">
            <text:p>10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18" office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prof</text:p>
          </table:table-cell>
          <table:table-cell office:value-type="string">
            <text:p>F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table:number-columns-repeated="2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Y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1 v anything</text:p>
          </table:table-cell>
          <table:table-cell office:value-type="string">
            <text:p>LR =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2 v F3</text:p>
          </table:table-cell>
          <table:table-cell office:value-type="string">
            <text:p>Pa =</text:p>
          </table:table-cell>
          <table:table-cell table:number-columns-repeated="2"/>
          <table:table-cell table:style-name="ce2" table:formula="of:=INDEX([.$C$27:.$C$30];MATCH([.E5];[.$B$27:.$B$30];0))" office:value-type="float" office:value="0.1">
            <text:p>0.1</text:p>
          </table:table-cell>
          <table:table-cell table:style-name="ce2" table:formula="of:=INDEX([.$C$27:.$C$30];MATCH([.F5];[.$B$27:.$B$30];0))" office:value-type="float" office:value="0.1">
            <text:p>0.1</text:p>
          </table:table-cell>
          <table:table-cell table:style-name="ce2" table:formula="of:=INDEX([.$C$27:.$C$30];MATCH([.G5];[.$B$27:.$B$30];0))" office:value-type="float" office:value="0.1">
            <text:p>0.1</text:p>
          </table:table-cell>
          <table:table-cell table:style-name="ce2" table:formula="of:=INDEX([.$C$27:.$C$30];MATCH([.H5];[.$B$27:.$B$30];0))" office:value-type="float" office:value="0.1">
            <text:p>0.1</text:p>
          </table:table-cell>
          <table:table-cell table:style-name="ce2" table:formula="of:=INDEX([.$C$27:.$C$30];MATCH([.I5];[.$B$27:.$B$30];0))" office:value-type="float" office:value="0.2">
            <text:p>0.2</text:p>
          </table:table-cell>
          <table:table-cell table:style-name="ce2" table:formula="of:=INDEX([.$C$27:.$C$30];MATCH([.J5];[.$B$27:.$B$30];0))" office:value-type="float" office:value="0.2">
            <text:p>0.2</text:p>
          </table:table-cell>
          <table:table-cell table:style-name="ce2" table:formula="of:=INDEX([.$C$27:.$C$30];MATCH([.K5];[.$B$27:.$B$30];0))" office:value-type="float" office:value="0.2">
            <text:p>0.2</text:p>
          </table:table-cell>
          <table:table-cell table:style-name="ce2" table:formula="of:=INDEX([.$C$27:.$C$30];MATCH([.L5];[.$B$27:.$B$30];0))" office:value-type="float" office:value="0.2">
            <text:p>0.2</text:p>
          </table:table-cell>
          <table:table-cell table:style-name="ce2" table:formula="of:=INDEX([.$C$27:.$C$30];MATCH([.M5];[.$B$27:.$B$30];0))" office:value-type="float" office:value="0.1">
            <text:p>0.1</text:p>
          </table:table-cell>
          <table:table-cell table:style-name="ce2" table:formula="of:=INDEX([.$C$27:.$C$30];MATCH([.N5];[.$B$27:.$B$30];0))" office:value-type="float" office:value="0.3">
            <text:p>0.3</text:p>
          </table:table-cell>
          <table:table-cell table:style-name="ce2" table:formula="of:=INDEX([.$C$27:.$C$30];MATCH([.O5];[.$B$27:.$B$30];0))" office:value-type="float" office:value="0.3">
            <text:p>0.3</text:p>
          </table:table-cell>
          <table:table-cell table:style-name="ce2" table:formula="of:=INDEX([.$C$27:.$C$30];MATCH([.P5];[.$B$27:.$B$30];0))" office:value-type="float" office:value="0.3">
            <text:p>0.3</text:p>
          </table:table-cell>
          <table:table-cell table:style-name="ce2" table:formula="of:=INDEX([.$C$27:.$C$30];MATCH([.Q5];[.$B$27:.$B$30];0))" office:value-type="float" office:value="0.4">
            <text:p>0.4</text:p>
          </table:table-cell>
          <table:table-cell table:style-name="ce2"/>
          <table:table-cell table:style-name="ce2" table:formula="of:=INDEX([.$C$27:.$C$30];MATCH([.S5];[.$B$27:.$B$30];0))" office:value-type="float" office:value="0.4">
            <text:p>0.4</text:p>
          </table:table-cell>
          <table:table-cell table:style-name="ce2"/>
          <table:table-cell table:style-name="ce2" table:formula="of:=INDEX([.$C$27:.$C$30];MATCH([.U5];[.$B$27:.$B$30];0))" office:value-type="float" office:value="0.4">
            <text:p>0.4</text:p>
          </table:table-cell>
          <table:table-cell table:style-name="ce2" table:formula="of:=INDEX([.$C$27:.$C$30];MATCH([.V5];[.$B$27:.$B$30];0))" office:value-type="float" office:value="0.4">
            <text:p>0.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LR = </text:p>
          </table:table-cell>
          <table:table-cell table:formula="of:=PRODUCT([.E17:.V17])" office:value-type="float" office:value="53.7388000488281">
            <text:p>53.7388000488</text:p>
          </table:table-cell>
          <table:table-cell/>
          <table:table-cell table:style-name="ce2" table:formula="of:=IF([.E5]=[.E8];(1+[.E16])/(2*[.E16]);0.5)" office:value-type="float" office:value="5.5">
            <text:p>5.5</text:p>
          </table:table-cell>
          <table:table-cell table:style-name="ce2" table:formula="of:=IF([.F5]=[.F8];(1+[.F16])/(2*[.F16]);0.5)" office:value-type="float" office:value="5.5">
            <text:p>5.5</text:p>
          </table:table-cell>
          <table:table-cell table:style-name="ce2" table:formula="of:=IF([.G5]=[.G8];(1+[.G16])/(2*[.G16]);0.5)" office:value-type="float" office:value="5.5">
            <text:p>5.5</text:p>
          </table:table-cell>
          <table:table-cell table:style-name="ce2" table:formula="of:=IF([.H5]=[.H8];(1+[.H16])/(2*[.H16]);0.5)" office:value-type="float" office:value="0.5">
            <text:p>0.5</text:p>
          </table:table-cell>
          <table:table-cell table:style-name="ce2" table:formula="of:=IF([.I5]=[.I8];(1+[.I16])/(2*[.I16]);0.5)" office:value-type="float" office:value="0.5">
            <text:p>0.5</text:p>
          </table:table-cell>
          <table:table-cell table:style-name="ce2" table:formula="of:=IF([.J5]=[.J8];(1+[.J16])/(2*[.J16]);0.5)" office:value-type="float" office:value="3">
            <text:p>3</text:p>
          </table:table-cell>
          <table:table-cell table:style-name="ce2" table:formula="of:=IF([.K5]=[.K8];(1+[.K16])/(2*[.K16]);0.5)" office:value-type="float" office:value="3">
            <text:p>3</text:p>
          </table:table-cell>
          <table:table-cell table:style-name="ce2" table:formula="of:=IF([.L5]=[.L8];(1+[.L16])/(2*[.L16]);0.5)" office:value-type="float" office:value="3">
            <text:p>3</text:p>
          </table:table-cell>
          <table:table-cell table:style-name="ce2" table:formula="of:=IF([.M5]=[.M8];(1+[.M16])/(2*[.M16]);0.5)" office:value-type="float" office:value="0.5">
            <text:p>0.5</text:p>
          </table:table-cell>
          <table:table-cell table:style-name="ce2" table:formula="of:=IF([.N5]=[.N8];(1+[.N16])/(2*[.N16]);0.5)" office:value-type="float" office:value="0.5">
            <text:p>0.5</text:p>
          </table:table-cell>
          <table:table-cell table:style-name="ce2" table:formula="of:=IF([.O5]=[.O8];(1+[.O16])/(2*[.O16]);0.5)" office:value-type="float" office:value="0.5">
            <text:p>0.5</text:p>
          </table:table-cell>
          <table:table-cell table:style-name="ce2" table:formula="of:=IF([.P5]=[.P8];(1+[.P16])/(2*[.P16]);0.5)" office:value-type="float" office:value="0.5">
            <text:p>0.5</text:p>
          </table:table-cell>
          <table:table-cell table:style-name="ce2" table:formula="of:=IF([.Q5]=[.Q8];(1+[.Q16])/(2*[.Q16]);0.5)" office:value-type="float" office:value="1.75">
            <text:p>1.75</text:p>
          </table:table-cell>
          <table:table-cell/>
          <table:table-cell table:style-name="ce2" table:formula="of:=IF([.S5]=[.S8];(1+[.S16])/(2*[.S16]);0.5)" office:value-type="float" office:value="1.75">
            <text:p>1.75</text:p>
          </table:table-cell>
          <table:table-cell/>
          <table:table-cell table:style-name="ce2" table:formula="of:=IF([.U5]=[.U8];(1+[.U16])/(2*[.U16]);0.5)" office:value-type="float" office:value="0.5">
            <text:p>0.5</text:p>
          </table:table-cell>
          <table:table-cell table:style-name="ce2" table:formula="of:=IF([.V5]=[.V8];(1+[.V16])/(2*[.V16]);0.5)" office:value-type="float" office:value="0.5">
            <text:p>0.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2 v F4</text:p>
          </table:table-cell>
          <table:table-cell office:value-type="string">
            <text:p>Pa =</text:p>
          </table:table-cell>
          <table:table-cell table:number-columns-repeated="2"/>
          <table:table-cell table:formula="of:=INDEX([.$C$27:.$C$30];MATCH([.E5];[.$B$27:.$B$30];0))" office:value-type="float" office:value="0.1">
            <text:p>0.1</text:p>
          </table:table-cell>
          <table:table-cell table:formula="of:=INDEX([.$C$27:.$C$30];MATCH([.F5];[.$B$27:.$B$30];0))" office:value-type="float" office:value="0.1">
            <text:p>0.1</text:p>
          </table:table-cell>
          <table:table-cell table:formula="of:=INDEX([.$C$27:.$C$30];MATCH([.G5];[.$B$27:.$B$30];0))" office:value-type="float" office:value="0.1">
            <text:p>0.1</text:p>
          </table:table-cell>
          <table:table-cell table:formula="of:=INDEX([.$C$27:.$C$30];MATCH([.H5];[.$B$27:.$B$30];0))" office:value-type="float" office:value="0.1">
            <text:p>0.1</text:p>
          </table:table-cell>
          <table:table-cell table:formula="of:=INDEX([.$C$27:.$C$30];MATCH([.I5];[.$B$27:.$B$30];0))" office:value-type="float" office:value="0.2">
            <text:p>0.2</text:p>
          </table:table-cell>
          <table:table-cell table:formula="of:=INDEX([.$C$27:.$C$30];MATCH([.J5];[.$B$27:.$B$30];0))" office:value-type="float" office:value="0.2">
            <text:p>0.2</text:p>
          </table:table-cell>
          <table:table-cell table:formula="of:=INDEX([.$C$27:.$C$30];MATCH([.K5];[.$B$27:.$B$30];0))" office:value-type="float" office:value="0.2">
            <text:p>0.2</text:p>
          </table:table-cell>
          <table:table-cell table:formula="of:=INDEX([.$C$27:.$C$30];MATCH([.L5];[.$B$27:.$B$30];0))" office:value-type="float" office:value="0.2">
            <text:p>0.2</text:p>
          </table:table-cell>
          <table:table-cell table:formula="of:=INDEX([.$C$27:.$C$30];MATCH([.M5];[.$B$27:.$B$30];0))" office:value-type="float" office:value="0.1">
            <text:p>0.1</text:p>
          </table:table-cell>
          <table:table-cell table:formula="of:=INDEX([.$C$27:.$C$30];MATCH([.N5];[.$B$27:.$B$30];0))" office:value-type="float" office:value="0.3">
            <text:p>0.3</text:p>
          </table:table-cell>
          <table:table-cell table:formula="of:=INDEX([.$C$27:.$C$30];MATCH([.O5];[.$B$27:.$B$30];0))" office:value-type="float" office:value="0.3">
            <text:p>0.3</text:p>
          </table:table-cell>
          <table:table-cell table:formula="of:=INDEX([.$C$27:.$C$30];MATCH([.P5];[.$B$27:.$B$30];0))" office:value-type="float" office:value="0.3">
            <text:p>0.3</text:p>
          </table:table-cell>
          <table:table-cell table:formula="of:=INDEX([.$C$27:.$C$30];MATCH([.Q5];[.$B$27:.$B$30];0))" office:value-type="float" office:value="0.4">
            <text:p>0.4</text:p>
          </table:table-cell>
          <table:table-cell/>
          <table:table-cell table:formula="of:=INDEX([.$C$27:.$C$30];MATCH([.S5];[.$B$27:.$B$30];0))" office:value-type="float" office:value="0.4">
            <text:p>0.4</text:p>
          </table:table-cell>
          <table:table-cell/>
          <table:table-cell table:formula="of:=INDEX([.$C$27:.$C$30];MATCH([.U5];[.$B$27:.$B$30];0))" office:value-type="float" office:value="0.4">
            <text:p>0.4</text:p>
          </table:table-cell>
          <table:table-cell table:formula="of:=INDEX([.$C$27:.$C$30];MATCH([.V5];[.$B$27:.$B$30];0))" office:value-type="float" office:value="0.4">
            <text:p>0.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LR = </text:p>
          </table:table-cell>
          <table:table-cell table:style-name="ce1" table:formula="of:=PRODUCT([.E20:.V20])" office:value-type="float" office:value="706425419.560185">
            <text:p>7.06E+08</text:p>
          </table:table-cell>
          <table:table-cell/>
          <table:table-cell table:style-name="ce2" table:formula="of:=1/[.E19]" office:value-type="float" office:value="10">
            <text:p>10</text:p>
          </table:table-cell>
          <table:table-cell table:style-name="ce2" table:formula="of:=1/[.F19]" office:value-type="float" office:value="10">
            <text:p>10</text:p>
          </table:table-cell>
          <table:table-cell table:style-name="ce2" table:formula="of:=1/(2*[.G19])" office:value-type="float" office:value="5">
            <text:p>5</text:p>
          </table:table-cell>
          <table:table-cell table:style-name="ce2" table:formula="of:=1/(2*[.H19])" office:value-type="float" office:value="5">
            <text:p>5</text:p>
          </table:table-cell>
          <table:table-cell table:style-name="ce2" table:formula="of:=1/[.I19]" office:value-type="float" office:value="5">
            <text:p>5</text:p>
          </table:table-cell>
          <table:table-cell table:style-name="ce2" table:formula="of:=1/[.J19]" office:value-type="float" office:value="5">
            <text:p>5</text:p>
          </table:table-cell>
          <table:table-cell table:style-name="ce2" table:formula="of:=1/[.K19]" office:value-type="float" office:value="5">
            <text:p>5</text:p>
          </table:table-cell>
          <table:table-cell table:style-name="ce2" table:formula="of:=1/(2*[.L19])" office:value-type="float" office:value="2.5">
            <text:p>2.5</text:p>
          </table:table-cell>
          <table:table-cell table:style-name="ce2" table:formula="of:=1/[.M19]" office:value-type="float" office:value="10">
            <text:p>10</text:p>
          </table:table-cell>
          <table:table-cell table:style-name="ce2" table:formula="of:=1/(2*[.N19])" office:value-type="float" office:value="1.66666666666667">
            <text:p>1.6666666667</text:p>
          </table:table-cell>
          <table:table-cell table:style-name="ce2" table:formula="of:=1/(2*[.O19])" office:value-type="float" office:value="1.66666666666667">
            <text:p>1.6666666667</text:p>
          </table:table-cell>
          <table:table-cell table:style-name="ce2" table:formula="of:=1/[.P19]" office:value-type="float" office:value="3.33333333333333">
            <text:p>3.3333333333</text:p>
          </table:table-cell>
          <table:table-cell table:style-name="ce2" table:formula="of:=1/(2*[.Q19])" office:value-type="float" office:value="1.25">
            <text:p>1.25</text:p>
          </table:table-cell>
          <table:table-cell/>
          <table:table-cell table:style-name="ce2" table:formula="of:=1/(2*[.S19])" office:value-type="float" office:value="1.25">
            <text:p>1.25</text:p>
          </table:table-cell>
          <table:table-cell/>
          <table:table-cell table:style-name="ce2" table:formula="of:=1/[.U19]" office:value-type="float" office:value="2.5">
            <text:p>2.5</text:p>
          </table:table-cell>
          <table:table-cell table:style-name="ce2" table:formula="of:=1/[.V19]" office:value-type="float" office:value="2.5">
            <text:p>2.5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number-columns-repeated="2" office:value-type="string">
            <text:p>(AF v AA)</text:p>
          </table:table-cell>
          <table:table-cell table:number-columns-repeated="2" office:value-type="string">
            <text:p>(AF v AB)</text:p>
          </table:table-cell>
          <table:table-cell table:number-columns-repeated="3" office:value-type="string">
            <text:p>(AF v AA)</text:p>
          </table:table-cell>
          <table:table-cell office:value-type="string">
            <text:p>(AF v AB)</text:p>
          </table:table-cell>
          <table:table-cell office:value-type="string">
            <text:p>(AF v AA)</text:p>
          </table:table-cell>
          <table:table-cell table:number-columns-repeated="2" office:value-type="string">
            <text:p>(AF v AB)</text:p>
          </table:table-cell>
          <table:table-cell office:value-type="string">
            <text:p>(AF v AA)</text:p>
          </table:table-cell>
          <table:table-cell office:value-type="string">
            <text:p>(AF v AB)</text:p>
          </table:table-cell>
          <table:table-cell/>
          <table:table-cell office:value-type="string">
            <text:p>(AF v AB)</text:p>
          </table:table-cell>
          <table:table-cell/>
          <table:table-cell table:number-columns-repeated="2" office:value-type="string">
            <text:p>(AF v AA)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3 v F4</text:p>
          </table:table-cell>
          <table:table-cell office:value-type="string">
            <text:p>Pa =</text:p>
          </table:table-cell>
          <table:table-cell table:number-columns-repeated="2"/>
          <table:table-cell table:formula="of:=INDEX([.$C$27:.$C$30];MATCH([.E8];[.$B$27:.$B$30];0))" office:value-type="float" office:value="0.1">
            <text:p>0.1</text:p>
          </table:table-cell>
          <table:table-cell table:formula="of:=INDEX([.$C$27:.$C$30];MATCH([.F8];[.$B$27:.$B$30];0))" office:value-type="float" office:value="0.1">
            <text:p>0.1</text:p>
          </table:table-cell>
          <table:table-cell table:formula="of:=INDEX([.$C$27:.$C$30];MATCH([.G8];[.$B$27:.$B$30];0))" office:value-type="float" office:value="0.1">
            <text:p>0.1</text:p>
          </table:table-cell>
          <table:table-cell table:formula="of:=INDEX([.$C$27:.$C$30];MATCH([.H8];[.$B$27:.$B$30];0))" office:value-type="float" office:value="0.2">
            <text:p>0.2</text:p>
          </table:table-cell>
          <table:table-cell table:formula="of:=INDEX([.$C$27:.$C$30];MATCH([.I8];[.$B$27:.$B$30];0))" office:value-type="float" office:value="0.3">
            <text:p>0.3</text:p>
          </table:table-cell>
          <table:table-cell table:formula="of:=INDEX([.$C$27:.$C$30];MATCH([.J8];[.$B$27:.$B$30];0))" office:value-type="float" office:value="0.2">
            <text:p>0.2</text:p>
          </table:table-cell>
          <table:table-cell table:formula="of:=INDEX([.$C$27:.$C$30];MATCH([.K8];[.$B$27:.$B$30];0))" office:value-type="float" office:value="0.2">
            <text:p>0.2</text:p>
          </table:table-cell>
          <table:table-cell table:formula="of:=INDEX([.$C$27:.$C$30];MATCH([.L8];[.$B$27:.$B$30];0))" office:value-type="float" office:value="0.2">
            <text:p>0.2</text:p>
          </table:table-cell>
          <table:table-cell table:formula="of:=INDEX([.$C$27:.$C$30];MATCH([.M8];[.$B$27:.$B$30];0))" office:value-type="float" office:value="0.2">
            <text:p>0.2</text:p>
          </table:table-cell>
          <table:table-cell table:formula="of:=INDEX([.$C$27:.$C$30];MATCH([.N8];[.$B$27:.$B$30];0))" office:value-type="float" office:value="0.1">
            <text:p>0.1</text:p>
          </table:table-cell>
          <table:table-cell table:formula="of:=INDEX([.$C$27:.$C$30];MATCH([.O8];[.$B$27:.$B$30];0))" office:value-type="float" office:value="0.4">
            <text:p>0.4</text:p>
          </table:table-cell>
          <table:table-cell table:formula="of:=INDEX([.$C$27:.$C$30];MATCH([.P8];[.$B$27:.$B$30];0))" office:value-type="float" office:value="0.1">
            <text:p>0.1</text:p>
          </table:table-cell>
          <table:table-cell table:formula="of:=INDEX([.$C$27:.$C$30];MATCH([.Q8];[.$B$27:.$B$30];0))" office:value-type="float" office:value="0.4">
            <text:p>0.4</text:p>
          </table:table-cell>
          <table:table-cell/>
          <table:table-cell table:formula="of:=INDEX([.$C$27:.$C$30];MATCH([.S8];[.$B$27:.$B$30];0))" office:value-type="float" office:value="0.4">
            <text:p>0.4</text:p>
          </table:table-cell>
          <table:table-cell/>
          <table:table-cell table:formula="of:=INDEX([.$C$27:.$C$30];MATCH([.U8];[.$B$27:.$B$30];0))" office:value-type="float" office:value="0.1">
            <text:p>0.1</text:p>
          </table:table-cell>
          <table:table-cell table:formula="of:=INDEX([.$C$27:.$C$30];MATCH([.V8];[.$B$27:.$B$30];0))" office:value-type="float" office:value="0.1">
            <text:p>0.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LR = </text:p>
          </table:table-cell>
          <table:table-cell table:formula="of:=PRODUCT([.E24:.V24])" office:value-type="float" office:value="0">
            <text:p>0</text:p>
          </table:table-cell>
          <table:table-cell/>
          <table:table-cell table:style-name="ce2" table:formula="of:=1/[.E23]" office:value-type="float" office:value="10">
            <text:p>10</text:p>
          </table:table-cell>
          <table:table-cell table:style-name="ce2" table:formula="of:=1/[.F23]" office:value-type="float" office:value="10">
            <text:p>10</text:p>
          </table:table-cell>
          <table:table-cell table:style-name="ce2" table:formula="of:=1/(2*[.G23])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1/[.J23]" office:value-type="float" office:value="5">
            <text:p>5</text:p>
          </table:table-cell>
          <table:table-cell table:style-name="ce2" table:formula="of:=1/[.K23]" office:value-type="float" office:value="5">
            <text:p>5</text:p>
          </table:table-cell>
          <table:table-cell table:style-name="ce2" table:formula="of:=1/(2*[.L23])" office:value-type="float" office:value="2.5">
            <text:p>2.5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table:formula="of:=1/(2*[.Q23])" office:value-type="float" office:value="1.25">
            <text:p>1.25</text:p>
          </table:table-cell>
          <table:table-cell/>
          <table:table-cell table:style-name="ce2" table:formula="of:=1/(2*[.S23])" office:value-type="float" office:value="1.25">
            <text:p>1.25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number-columns-repeated="2" office:value-type="string">
            <text:p>(AF v AA)</text:p>
          </table:table-cell>
          <table:table-cell office:value-type="string">
            <text:p>(AF v AB)</text:p>
          </table:table-cell>
          <table:table-cell table:number-columns-repeated="2" office:value-type="string">
            <text:p>(AF v BC)</text:p>
          </table:table-cell>
          <table:table-cell table:number-columns-repeated="2" office:value-type="string">
            <text:p>(AF v AA)</text:p>
          </table:table-cell>
          <table:table-cell office:value-type="string">
            <text:p>(AF v AB)</text:p>
          </table:table-cell>
          <table:table-cell table:number-columns-repeated="4" office:value-type="string">
            <text:p>(AF v BC)</text:p>
          </table:table-cell>
          <table:table-cell office:value-type="string">
            <text:p>(AF v AB)</text:p>
          </table:table-cell>
          <table:table-cell/>
          <table:table-cell office:value-type="string">
            <text:p>(AF v AB)</text:p>
          </table:table-cell>
          <table:table-cell/>
          <table:table-cell table:number-columns-repeated="2" office:value-type="string">
            <text:p>(AF v BC)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equencies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/>
          <table:table-cell table:formula="of:=IF([.E5]=[.E8];INDEX([.$C$27:.$C$30];MATCH([.E5];[.$B$27:.$B$30];0));0.5)"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3">
            <text:p>0.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4">
            <text:p>0.4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LGC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4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4-05T14:02:21</dc:date>
    <dc:creator>Gareth Williams</dc:creator>
    <meta:editing-duration>PT53M22S</meta:editing-duration>
    <meta:editing-cycles>3</meta:editing-cycles>
    <meta:document-statistic meta:table-count="1" meta:cell-count="339" meta:object-count="0"/>
  </office:meta>
</office:document-meta>
</file>